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ffffff"/>
    </style:style>
    <style:style style:name="gr2" style:family="graphic" style:parent-style-name="standard">
      <style:graphic-properties draw:stroke="none" svg:stroke-width="0cm" draw:fill-color="#131516"/>
    </style:style>
    <style:style style:name="gr3" style:family="graphic" style:parent-style-name="standard">
      <style:graphic-properties draw:stroke="none" svg:stroke-width="0cm" draw:fill-color="#ffffff"/>
    </style:style>
    <style:style style:name="gr4" style:family="graphic" style:parent-style-name="standard">
      <style:graphic-properties draw:stroke="none" svg:stroke-width="0cm" draw:fill-color="#000000"/>
    </style:style>
    <style:style style:name="gr5" style:family="graphic" style:parent-style-name="standard">
      <style:graphic-properties draw:stroke="none" svg:stroke-width="0cm" draw:fill-color="#1c96cc"/>
    </style:style>
    <style:style style:name="gr6" style:family="graphic" style:parent-style-name="standard">
      <style:graphic-properties draw:stroke="none" svg:stroke-width="0cm" draw:fill-color="#add6e7"/>
    </style:style>
    <style:style style:name="gr7" style:family="graphic" style:parent-style-name="standard">
      <style:graphic-properties draw:stroke="none" svg:stroke-width="0cm" draw:fill-color="#3cafe4"/>
    </style:style>
    <style:style style:name="gr8" style:family="graphic" style:parent-style-name="standard">
      <style:graphic-properties draw:stroke="none" svg:stroke-width="0cm" draw:fill-color="#075f87"/>
    </style:style>
  </office:automatic-styles>
  <office:body>
    <office:drawing>
      <draw:page draw:name="page1" draw:style-name="dp1" draw:master-page-name="Default">
        <draw:g>
          <draw:glue-point draw:id="4" svg:x="-2.349cm" svg:y="-5cm"/>
          <draw:glue-point draw:id="5" svg:x="3.571cm" svg:y="-5cm"/>
          <draw:glue-point draw:id="6" svg:x="0.612cm" svg:y="-5cm"/>
          <draw:glue-point draw:id="7" svg:x="-3.49cm" svg:y="5cm"/>
          <draw:glue-point draw:id="8" svg:x="2.454cm" svg:y="5cm"/>
          <draw:glue-point draw:id="9" svg:x="-0.519cm" svg:y="5cm"/>
          <draw:glue-point draw:id="10" svg:x="-5cm" svg:y="0.548cm"/>
          <draw:glue-point draw:id="11" svg:x="-5cm" svg:y="2.541cm"/>
          <draw:glue-point draw:id="12" svg:x="5cm" svg:y="-1.803cm"/>
          <draw:glue-point draw:id="13" svg:x="5cm" svg:y="0.075cm"/>
          <draw:glue-point draw:id="14" svg:x="0.028cm" svg:y="0.136cm"/>
          <draw:polygon draw:style-name="gr1" draw:layer="layout" svg:width="0.235cm" svg:height="0.195cm" svg:x="0.05cm" svg:y="0.522cm" svg:viewBox="0 0 236 196" draw:points="236,0 207,0 0,0 0,196 207,195 232,195">
            <text:p/>
          </draw:polygon>
          <draw:polygon draw:style-name="gr2" draw:layer="layout" svg:width="0.041cm" svg:height="0.026cm" svg:x="0.244cm" svg:y="0.509cm" svg:viewBox="0 0 42 27" draw:points="12,0 12,27 42,27 42,0 12,0 11,0 9,0 8,0 6,1 5,1 4,2 3,3 3,4 2,5 1,5 1,7 0,8 0,9 0,10 0,11 0,13 0,14 0,16 0,17 0,18 1,19 1,20 2,21 3,22 3,23 4,24 5,25 6,25 8,26 9,26 11,27 12,27">
            <text:p/>
          </draw:polygon>
          <draw:polygon draw:style-name="gr2" draw:layer="layout" svg:width="0.22cm" svg:height="0.026cm" svg:x="0.037cm" svg:y="0.509cm" svg:viewBox="0 0 221 27" draw:points="0,13 13,27 221,27 221,0 13,0 0,13 13,0 11,0 9,0 8,0 7,1 6,1 4,2 3,3 2,4 2,5 1,5 1,7 0,8 0,9 0,10 0,11 0,13 0,14 0,16 0,17 0,18 1,19 1,20 2,21 2,22 3,23 4,24 6,25 7,25 8,26 9,26 11,27 13,27">
            <text:p/>
          </draw:polygon>
          <draw:polygon draw:style-name="gr2" draw:layer="layout" svg:width="0.026cm" svg:height="0.209cm" svg:x="0.037cm" svg:y="0.522cm" svg:viewBox="0 0 27 210" draw:points="13,210 27,196 27,0 0,0 0,196 13,210 0,196 0,198 0,199 0,200 1,202 1,203 2,204 3,205 3,206 5,207 5,207 7,208 8,208 9,209 10,209 12,210 13,210 14,210 16,209 17,209 18,208 19,208 20,207 21,207 22,206 23,205 24,204 25,203 25,202 26,200 26,199 27,198 27,196">
            <text:p/>
          </draw:polygon>
          <draw:polygon draw:style-name="gr2" draw:layer="layout" svg:width="0.22cm" svg:height="0.027cm" svg:x="0.05cm" svg:y="0.703cm" svg:viewBox="0 0 221 28" draw:points="207,26 207,0 0,0 0,28 207,26 209,26 210,26 212,26 213,25 214,25 216,24 216,23 218,22 218,21 219,21 219,19 219,18 220,17 221,15 221,14 221,13 221,12 221,10 220,9 219,8 219,7 219,6 218,5 218,4 216,3 216,2 214,1 213,1 212,0 210,0 209,0 207,0">
            <text:p/>
          </draw:polygon>
          <draw:polygon draw:style-name="gr2" draw:layer="layout" svg:width="0.038cm" svg:height="0.026cm" svg:x="0.257cm" svg:y="0.703cm" svg:viewBox="0 0 39 27" draw:points="38,14 25,0 0,0 0,27 25,27 38,14 25,27 27,27 28,27 30,26 31,25 32,25 33,24 34,23 35,22 36,21 37,21 37,19 37,18 38,17 38,16 38,14 39,13 38,12 38,10 38,9 37,8 37,7 37,6 36,5 35,4 34,3 33,2 32,1 31,1 30,0 28,0 27,0 25,0">
            <text:p/>
          </draw:polygon>
          <draw:polygon draw:style-name="gr2" draw:layer="layout" svg:width="0.029cm" svg:height="0.208cm" svg:x="0.269cm" svg:y="0.509cm" svg:viewBox="0 0 30 209" draw:points="16,0 3,12 0,208 26,209 30,13 16,0 30,13 30,11 30,10 29,8 28,7 28,5 27,4 26,4 26,3 24,2 24,1 22,1 21,0 20,0 19,0 18,0 16,0 15,0 14,0 13,0 12,0 10,1 9,1 8,2 7,2 6,4 6,4 5,5 4,6 4,8 3,9 3,11 3,12">
            <text:p/>
          </draw:polygon>
          <draw:polygon draw:style-name="gr3" draw:layer="layout" svg:width="0.286cm" svg:height="0.382cm" svg:x="1.268cm" svg:y="0.522cm" svg:viewBox="0 0 287 383" draw:points="18,194 45,194 64,195 82,197 99,199 115,203 130,207 145,212 158,217 171,224 182,231 193,238 204,246 213,254 222,262 230,271 237,280 244,288 250,297 255,306 261,314 265,323 269,331 272,339 275,346 278,353 280,359 282,365 284,370 285,374 286,380 287,383 287,187 286,185 285,179 284,175 282,170 280,164 278,158 275,151 272,144 269,136 265,128 261,119 255,111 250,102 244,94 237,85 230,76 222,67 213,59 204,51 193,43 183,36 171,29 158,22 145,17 130,11 115,7 99,4 82,1 64,0 45,0 0,0">
            <text:p/>
          </draw:polygon>
          <draw:polygon draw:style-name="gr2" draw:layer="layout" svg:width="0.04cm" svg:height="0.026cm" svg:x="1.286cm" svg:y="0.703cm" svg:viewBox="0 0 41 27" draw:points="27,27 27,0 0,0 0,27 27,27 28,27 30,27 31,26 33,25 34,25 35,24 36,23 37,22 38,21 38,21 39,19 40,18 40,17 41,16 41,14 41,13 41,12 41,10 40,9 40,8 39,7 38,6 38,5 37,4 36,3 35,2 34,1 33,1 31,0 30,0 28,0 27,0">
            <text:p/>
          </draw:polygon>
          <draw:polygon draw:style-name="gr2" draw:layer="layout" svg:width="0.254cm" svg:height="0.214cm" svg:x="1.313cm" svg:y="0.703cm" svg:viewBox="0 0 255 215" draw:points="228,201 254,199 254,196 252,190 251,185 250,180 248,174 245,168 242,160 239,153 238,148 236,144 234,140 231,136 229,131 227,127 224,122 221,118 219,113 216,109 213,104 209,100 206,95 202,90 198,85 194,81 190,76 186,71 181,67 177,62 172,58 166,54 161,50 156,46 150,42 144,38 138,34 132,30 125,27 118,24 111,21 104,18 97,15 89,12 81,10 73,8 65,6 56,4 52,4 47,3 43,2 39,1 34,1 29,1 24,0 20,0 14,0 10,0 5,0 0,0 0,26 4,26 9,26 14,26 18,27 23,27 27,27 31,27 35,28 40,28 43,29 47,29 51,30 59,32 67,33 74,35 81,38 88,40 95,42 101,45 108,48 114,51 120,54 125,57 131,60 136,63 140,67 145,71 150,74 155,78 159,82 163,86 168,90 171,94 175,98 179,102 182,106 185,111 188,115 191,119 194,123 197,127 199,131 202,135 204,140 206,144 208,147 210,152 212,156 214,159 215,163 218,170 221,176 223,183 224,188 226,193 227,196 228,202 229,204 255,201 229,204 229,205 230,207 230,208 230,209 231,210 232,211 233,212 235,213 235,213 237,213 238,214 239,214 240,215 241,215 243,214 244,214 245,214 246,213 247,213 249,213 249,212 250,211 251,210 252,209 253,208 253,207 254,206 254,205 255,204 255,202 255,200 254,199">
            <text:p/>
          </draw:polygon>
          <draw:polygon draw:style-name="gr2" draw:layer="layout" svg:width="0.026cm" svg:height="0.208cm" svg:x="1.541cm" svg:y="0.696cm" svg:viewBox="0 0 27 209" draw:points="26,10 0,13 0,209 27,209 27,13 26,10 27,13 27,11 26,10 26,8 25,7 25,6 23,5 23,4 22,3 21,2 20,2 19,1 18,0 17,0 16,0 14,0 13,0 12,0 11,0 9,0 8,0 7,1 6,2 5,2 4,3 2,4 1,5 1,6 1,7 0,8 0,10 0,11 0,13">
            <text:p/>
          </draw:polygon>
          <draw:polygon draw:style-name="gr2" draw:layer="layout" svg:width="0.266cm" svg:height="0.202cm" svg:x="1.301cm" svg:y="0.509cm" svg:viewBox="0 0 267 203" draw:points="12,25 16,25 21,25 26,25 30,26 35,26 39,26 43,27 47,28 52,28 56,29 60,29 64,30 68,31 72,31 75,32 79,33 86,35 94,37 100,40 107,42 114,44 120,47 126,50 132,53 137,56 143,60 148,63 153,66 158,70 162,74 167,78 172,82 176,85 180,89 184,93 187,98 191,102 194,106 198,110 201,114 204,118 207,122 209,126 211,131 214,135 216,139 219,143 221,147 222,151 224,155 226,158 228,162 231,169 233,175 235,182 237,187 238,192 239,195 241,201 241,203 267,198 266,195 265,190 264,185 262,179 260,173 258,167 255,159 252,152 250,148 248,143 246,139 243,135 242,131 239,126 236,122 234,117 231,113 228,108 225,103 222,99 218,94 215,89 211,85 207,80 202,76 198,71 194,67 189,62 184,58 179,54 174,50 168,45 162,41 156,38 150,34 144,31 137,27 130,24 124,21 116,18 109,15 101,12 93,10 85,8 81,7 77,6 73,5 68,4 64,4 59,3 55,2 51,2 46,1 42,1 36,0 32,0 27,0 22,0 17,0 12,0 10,0 8,0 8,0 6,1 5,1 4,2 3,2 2,4 1,4 1,5 0,6 0,8 0,9 0,10 0,11 0,12 0,14 0,15 0,16 0,17 0,18 1,20 1,20 2,21 3,22 4,23 5,24 6,24 8,25 8,25 10,25">
            <text:p/>
          </draw:polygon>
          <draw:polygon draw:style-name="gr2" draw:layer="layout" svg:width="0.058cm" svg:height="0.026cm" svg:x="1.255cm" svg:y="0.509cm" svg:viewBox="0 0 59 27" draw:points="0,14 13,27 59,27 59,0 13,0 0,14 13,0 11,0 10,0 9,0 7,1 6,1 4,2 4,3 3,4 2,5 1,5 1,7 0,8 0,9 0,10 0,11 0,13 0,14 0,16 0,17 0,18 1,19 1,20 2,21 3,22 4,23 4,24 6,25 7,25 9,26 10,26 11,27 13,27">
            <text:p/>
          </draw:polygon>
          <draw:polygon draw:style-name="gr2" draw:layer="layout" svg:width="0.044cm" svg:height="0.209cm" svg:x="1.256cm" svg:y="0.52cm" svg:viewBox="0 0 45 210" draw:points="31,210 45,195 26,0 0,2 18,198 31,210 18,198 18,199 18,201 19,202 20,203 20,204 21,205 22,206 23,207 24,208 25,208 26,209 28,209 29,210 30,210 31,210 32,210 33,210 35,209 36,209 37,208 38,208 40,207 40,206 41,205 42,204 43,203 43,202 44,201 44,200 45,198 45,197 45,195">
            <text:p/>
          </draw:polygon>
          <draw:polygon draw:style-name="gr4" draw:layer="layout" svg:width="0.027cm" svg:height="0.026cm" svg:x="1.286cm" svg:y="0.703cm" svg:viewBox="0 0 28 27" draw:points="28,0 0,0 0,27 28,27">
            <text:p/>
          </draw:polygon>
          <draw:polygon draw:style-name="gr4" draw:layer="layout" svg:width="0.026cm" svg:height="0.195cm" svg:x="1.541cm" svg:y="0.709cm" svg:viewBox="0 0 27 196" draw:points="0,0 0,196 27,196 27,0">
            <text:p/>
          </draw:polygon>
          <draw:polygon draw:style-name="gr4" draw:layer="layout" svg:width="0.045cm" svg:height="0.026cm" svg:x="1.268cm" svg:y="0.509cm" svg:viewBox="0 0 46 27" draw:points="0,27 46,27 46,0 0,0">
            <text:p/>
          </draw:polygon>
          <draw:polygon draw:style-name="gr3" draw:layer="layout" svg:width="0.28cm" svg:height="0.383cm" svg:x="0.013cm" svg:y="1.239cm" svg:viewBox="0 0 281 384" draw:points="281,188 238,188 220,187 202,186 184,183 168,179 153,175 139,170 126,165 113,158 102,151 91,144 80,137 71,128 62,120 55,111 48,102 41,93 35,85 29,76 24,67 20,59 16,51 13,43 10,36 8,29 5,23 3,17 2,12 1,7 0,2 0,0 0,195 0,197 1,203 2,207 3,212 5,218 8,224 10,231 13,238 16,246 20,255 24,263 29,271 35,280 41,289 48,298 55,307 62,315 71,323 80,332 91,340 102,347 113,353 126,360 139,366 153,371 168,375 184,379 202,381 220,382 238,384 277,384">
            <text:p/>
          </draw:polygon>
          <draw:polygon draw:style-name="gr2" draw:layer="layout" svg:width="0.054cm" svg:height="0.026cm" svg:x="0.238cm" svg:y="1.414cm" svg:viewBox="0 0 55 27" draw:points="12,0 12,27 55,27 55,0 12,0 11,0 10,0 8,0 6,1 6,1 5,2 3,3 3,4 2,5 1,6 1,7 0,8 0,9 0,10 0,12 0,13 0,14 0,16 0,17 0,18 1,19 1,20 2,21 3,22 3,23 5,24 6,25 6,26 8,26 10,26 11,27 12,27">
            <text:p/>
          </draw:polygon>
          <draw:polygon draw:style-name="gr2" draw:layer="layout" svg:width="0.25cm" svg:height="0.214cm" svg:x="0cm" svg:y="1.226cm" svg:viewBox="0 0 251 215" draw:points="25,13 0,14 0,18 1,24 2,29 4,34 6,40 8,47 11,54 13,61 15,65 17,70 19,74 21,78 24,83 25,87 28,92 31,96 34,101 37,105 40,110 43,115 46,119 50,124 54,128 57,133 62,138 66,143 70,147 75,151 80,156 85,160 90,164 96,168 101,172 107,176 113,180 120,184 126,187 133,190 140,193 147,196 154,199 162,201 166,203 170,204 174,205 178,206 182,207 186,208 191,209 195,210 199,210 204,211 207,212 212,212 217,213 222,213 226,214 231,214 236,214 241,215 246,215 251,215 251,188 246,188 241,188 237,188 233,188 228,188 224,188 220,187 215,187 211,186 207,186 203,185 199,184 196,183 192,182 188,181 184,181 180,179 177,179 173,178 170,176 163,174 156,172 150,169 144,166 137,164 132,160 126,157 121,154 116,151 111,147 106,144 101,140 97,136 93,132 89,128 84,125 81,120 77,116 73,112 70,108 67,103 64,100 61,95 58,91 55,87 53,83 51,79 49,74 46,71 45,67 43,63 41,59 39,55 38,52 35,44 33,38 30,32 29,27 27,21 27,18 25,12 25,11 0,13 25,11 24,9 24,8 24,7 23,5 22,4 22,3 21,2 20,2 18,1 17,1 16,0 15,0 14,0 12,0 11,0 10,0 9,0 8,0 7,1 6,1 5,2 3,3 3,4 2,4 1,5 0,7 0,8 0,9 0,10 0,12 0,13 0,14">
            <text:p/>
          </draw:polygon>
          <draw:polygon draw:style-name="gr2" draw:layer="layout" svg:width="0.026cm" svg:height="0.207cm" svg:x="0cm" svg:y="1.239cm" svg:viewBox="0 0 27 208" draw:points="0,197 27,195 27,0 0,0 0,195 0,197 0,195 0,196 0,197 0,199 0,200 1,202 1,203 2,203 3,205 4,206 5,206 7,206 7,207 9,208 10,208 12,208 13,208 14,208 15,208 16,208 18,207 19,206 20,206 21,206 22,205 23,203 24,203 25,202 25,200 25,199 26,197 26,196 27,195">
            <text:p/>
          </draw:polygon>
          <draw:polygon draw:style-name="gr2" draw:layer="layout" svg:width="0.263cm" svg:height="0.202cm" svg:x="0cm" svg:y="1.432cm" svg:viewBox="0 0 264 203" draw:points="250,177 246,177 241,177 237,177 232,176 228,176 224,175 219,175 215,174 211,174 207,174 203,173 199,172 195,172 191,171 187,170 184,169 180,168 176,167 173,166 170,165 163,163 156,160 149,158 144,155 137,152 132,149 126,146 121,143 116,139 111,135 106,132 101,128 97,124 92,121 88,117 84,113 81,109 77,105 73,100 70,96 67,92 64,88 61,84 58,80 55,75 53,72 50,67 48,63 46,59 44,55 43,51 41,48 39,44 37,40 34,33 33,27 30,21 28,15 27,11 26,7 25,1 25,0 0,4 0,7 1,12 2,17 4,23 5,28 8,35 11,42 13,50 15,54 17,59 19,63 21,67 23,71 25,76 28,80 31,84 33,89 36,94 39,99 43,103 46,108 50,112 54,117 57,122 61,126 66,131 70,135 75,140 80,144 85,148 90,152 96,157 101,161 107,164 113,168 119,172 126,175 133,178 139,182 146,184 154,187 162,190 165,191 170,192 173,194 178,194 181,195 186,196 190,197 194,198 199,199 203,200 207,200 212,201 216,201 221,201 226,202 231,202 236,202 241,203 246,203 250,203 252,203 253,203 255,202 256,201 258,201 259,200 259,200 261,199 261,198 261,197 262,195 262,194 263,194 264,192 264,191 264,190 264,188 264,187 263,186 262,185 262,184 261,182 261,182 261,181 259,180 259,179 258,178 256,178 255,177 253,177 252,177">
            <text:p/>
          </draw:polygon>
          <draw:polygon draw:style-name="gr2" draw:layer="layout" svg:width="0.052cm" svg:height="0.026cm" svg:x="0.25cm" svg:y="1.609cm" svg:viewBox="0 0 53 27" draw:points="53,13 39,0 0,0 0,27 39,27 53,13 39,27 41,27 42,27 43,26 45,25 46,25 48,24 48,23 49,23 50,21 51,21 51,19 52,18 52,17 52,16 53,14 53,13 53,12 52,10 52,9 52,8 51,7 51,5 50,5 49,3 48,3 48,2 46,1 45,1 43,0 42,0 41,0 39,0">
            <text:p/>
          </draw:polygon>
          <draw:polygon draw:style-name="gr2" draw:layer="layout" svg:width="0.029cm" svg:height="0.208cm" svg:x="0.276cm" svg:y="1.414cm" svg:viewBox="0 0 30 209" draw:points="16,0 3,12 0,208 26,209 30,13 16,0 30,13 30,11 29,10 29,9 28,7 28,6 27,5 26,4 26,3 24,2 23,1 22,1 21,0 20,0 19,0 18,0 17,0 15,0 14,0 13,0 12,0 10,1 9,1 8,2 7,2 6,4 6,4 5,5 4,7 4,8 3,9 3,11 3,12">
            <text:p/>
          </draw:polygon>
          <draw:polygon draw:style-name="gr4" draw:layer="layout" svg:width="0.042cm" svg:height="0.026cm" svg:x="0.25cm" svg:y="1.414cm" svg:viewBox="0 0 43 27" draw:points="0,27 43,27 43,0 0,0">
            <text:p/>
          </draw:polygon>
          <draw:polygon draw:style-name="gr4" draw:layer="layout" svg:width="0.026cm" svg:height="0.195cm" svg:x="0cm" svg:y="1.239cm" svg:viewBox="0 0 27 196" draw:points="27,196 27,0 0,0 0,196">
            <text:p/>
          </draw:polygon>
          <draw:polygon draw:style-name="gr4" draw:layer="layout" svg:width="0.039cm" svg:height="0.026cm" svg:x="0.25cm" svg:y="1.609cm" svg:viewBox="0 0 40 27" draw:points="40,0 0,0 0,27 40,27">
            <text:p/>
          </draw:polygon>
          <draw:polygon draw:style-name="gr3" draw:layer="layout" svg:width="0.207cm" svg:height="0.195cm" svg:x="1.307cm" svg:y="1.422cm" svg:viewBox="0 0 208 196" draw:points="0,196 208,196 208,0 0,1">
            <text:p/>
          </draw:polygon>
          <draw:polygon draw:style-name="gr2" draw:layer="layout" svg:width="0.22cm" svg:height="0.026cm" svg:x="1.307cm" svg:y="1.604cm" svg:viewBox="0 0 221 27" draw:points="221,13 208,0 0,0 0,27 208,27 221,13 208,27 209,26 210,26 212,26 213,25 214,25 216,24 216,23 218,22 218,21 219,20 219,19 220,18 220,16 220,15 221,14 221,13 221,12 220,11 220,9 220,8 219,7 219,6 218,5 218,4 216,3 216,2 214,1 213,1 212,0 210,0 209,0 208,0">
            <text:p/>
          </draw:polygon>
          <draw:polygon draw:style-name="gr2" draw:layer="layout" svg:width="0.026cm" svg:height="0.208cm" svg:x="1.502cm" svg:y="1.41cm" svg:viewBox="0 0 27 209" draw:points="13,0 0,12 0,209 27,209 27,12 13,0 27,12 27,10 26,9 26,8 25,7 25,5 24,4 23,3 22,2 21,1 20,1 19,0 18,0 17,0 15,0 14,0 13,0 12,0 10,0 9,0 8,0 7,0 6,1 5,1 4,2 3,3 2,4 1,5 1,7 0,8 0,9 0,10 0,12">
            <text:p/>
          </draw:polygon>
          <draw:polygon draw:style-name="gr2" draw:layer="layout" svg:width="0.22cm" svg:height="0.026cm" svg:x="1.295cm" svg:y="1.41cm" svg:viewBox="0 0 221 27" draw:points="0,13 12,27 221,26 221,0 12,0 0,13 12,0 10,0 9,0 8,0 6,1 6,1 5,2 4,3 3,4 2,5 1,6 1,7 0,8 0,9 0,10 0,12 0,13 0,14 0,15 0,17 0,18 1,19 1,20 2,21 3,22 4,23 5,24 6,25 6,26 8,26 9,26 10,26 12,27">
            <text:p/>
          </draw:polygon>
          <draw:polygon draw:style-name="gr2" draw:layer="layout" svg:width="0.025cm" svg:height="0.207cm" svg:x="1.295cm" svg:y="1.423cm" svg:viewBox="0 0 26 208" draw:points="12,208 26,194 26,0 0,0 0,194 12,208 0,194 0,196 0,197 0,199 1,200 1,201 2,202 3,203 4,204 5,205 6,206 6,206 8,206 9,207 10,207 11,208 12,208 14,208 15,207 16,207 17,206 18,206 20,206 20,205 22,204 22,203 23,202 24,201 24,200 25,199 26,197 26,196 26,194">
            <text:p/>
          </draw:polygon>
          <draw:polygon draw:style-name="gr5" draw:layer="layout" svg:width="0.906cm" svg:height="1.798cm" svg:x="0.25cm" svg:y="0.189cm" svg:viewBox="0 0 907 1799" draw:points="0,0 0,1799 907,1799 907,0">
            <text:p/>
          </draw:polygon>
          <draw:polygon draw:style-name="gr6" draw:layer="layout" svg:width="0.026cm" svg:height="1.811cm" svg:x="0.237cm" svg:y="0.189cm" svg:viewBox="0 0 27 1812" draw:points="13,1812 27,1799 27,0 0,0 0,1799 13,1812 0,1799 0,1800 0,1802 0,1803 0,1804 1,1805 2,1806 2,1807 3,1808 4,1809 5,1810 7,1810 7,1810 9,1811 10,1812 12,1812 13,1812 14,1812 15,1812 16,1811 18,1810 19,1810 20,1810 21,1809 22,1808 23,1807 24,1806 25,1805 25,1804 25,1803 26,1802 26,1800 27,1799">
            <text:p/>
          </draw:polygon>
          <draw:polygon draw:style-name="gr6" draw:layer="layout" svg:width="0.919cm" svg:height="0.026cm" svg:x="0.25cm" svg:y="1.974cm" svg:viewBox="0 0 920 27" draw:points="920,13 907,0 0,0 0,27 907,27 920,13 907,27 908,27 910,27 911,26 912,25 913,25 915,24 916,23 917,22 917,21 918,20 918,19 919,18 919,17 920,15 920,14 920,13 920,12 920,11 919,9 919,8 918,7 918,6 917,5 917,4 916,3 915,2 913,1 912,1 911,0 910,0 908,0 907,0">
            <text:p/>
          </draw:polygon>
          <draw:polygon draw:style-name="gr6" draw:layer="layout" svg:width="0.026cm" svg:height="1.811cm" svg:x="1.143cm" svg:y="0.176cm" svg:viewBox="0 0 27 1812" draw:points="13,0 0,12 0,1812 27,1812 27,12 13,0 27,12 27,11 27,9 26,8 26,7 25,6 24,4 23,3 23,2 21,2 21,1 19,1 18,1 17,0 16,0 14,0 13,0 12,0 10,0 9,0 8,1 7,1 6,1 5,2 3,2 3,3 2,4 1,6 1,7 0,8 0,9 0,11 0,12">
            <text:p/>
          </draw:polygon>
          <draw:polygon draw:style-name="gr6" draw:layer="layout" svg:width="0.919cm" svg:height="0.026cm" svg:x="0.237cm" svg:y="0.176cm" svg:viewBox="0 0 920 27" draw:points="0,13 12,27 920,27 920,0 12,0 0,13 12,0 11,0 9,0 8,0 7,1 5,1 4,2 4,3 2,3 2,5 1,5 0,7 0,8 0,9 0,10 0,12 0,13 0,15 0,16 0,17 0,18 0,19 1,21 2,21 2,23 4,24 4,24 5,25 7,26 8,26 9,27 11,27 12,27">
            <text:p/>
          </draw:polygon>
          <draw:polygon draw:style-name="gr7" draw:layer="layout" svg:width="1.081cm" svg:height="0.176cm" svg:x="0.25cm" svg:y="0.013cm" svg:viewBox="0 0 1082 177" draw:points="0,177 175,0 1082,0 906,177">
            <text:p/>
          </draw:polygon>
          <draw:polygon draw:style-name="gr6" draw:layer="layout" svg:width="0.197cm" svg:height="0.198cm" svg:x="0.24cm" svg:y="0cm" svg:viewBox="0 0 198 199" draw:points="185,0 175,3 0,180 18,199 193,21 185,0 193,21 195,20 195,19 196,18 196,17 197,16 198,14 198,13 198,12 198,11 197,10 196,8 196,7 196,6 195,5 195,4 193,3 193,2 192,2 191,1 190,0 189,0 188,0 187,0 186,0 184,0 183,0 182,0 181,0 179,1 178,1 177,2 175,3">
            <text:p/>
          </draw:polygon>
          <draw:polygon draw:style-name="gr6" draw:layer="layout" svg:width="0.918cm" svg:height="0.026cm" svg:x="0.425cm" svg:y="0cm" svg:viewBox="0 0 919 27" draw:points="915,23 906,0 0,0 0,27 906,27 915,23 906,27 907,27 909,26 909,26 911,25 912,25 914,24 914,23 915,23 916,21 917,21 917,19 918,18 918,17 918,16 919,14 919,13 919,12 918,10 918,9 918,8 917,7 917,5 916,5 915,3 914,3 914,2 912,1 911,1 909,0 909,0 907,0 906,0">
            <text:p/>
          </draw:polygon>
          <draw:polygon draw:style-name="gr6" draw:layer="layout" svg:width="0.197cm" svg:height="0.199cm" svg:x="1.142cm" svg:y="0.004cm" svg:viewBox="0 0 198 200" draw:points="13,199 22,195 198,18 179,0 4,176 13,199 4,176 2,178 2,179 1,180 0,181 0,183 0,184 0,185 0,186 0,188 0,189 0,190 1,191 1,192 2,193 3,194 4,195 4,196 5,197 6,197 7,198 9,198 10,199 11,200 12,200 14,200 15,200 16,199 17,198 18,198 19,197 21,196 22,195">
            <text:p/>
          </draw:polygon>
          <draw:polygon draw:style-name="gr6" draw:layer="layout" svg:width="0.919cm" svg:height="0.026cm" svg:x="0.237cm" svg:y="0.176cm" svg:viewBox="0 0 920 27" draw:points="3,3 12,27 920,27 920,0 12,0 3,3 12,0 11,0 9,0 8,0 7,1 5,1 4,2 4,3 2,3 2,5 1,5 0,7 0,8 0,9 0,10 0,12 0,13 0,15 0,16 0,17 0,18 0,19 1,21 2,21 2,23 4,24 4,24 5,25 7,26 8,26 9,27 11,27 12,27">
            <text:p/>
          </draw:polygon>
          <draw:polygon draw:style-name="gr8" draw:layer="layout" svg:width="0.175cm" svg:height="1.974cm" svg:x="1.156cm" svg:y="0.013cm" svg:viewBox="0 0 176 1975" draw:points="0,175 176,0 176,1798 0,1975">
            <text:p/>
          </draw:polygon>
          <draw:polygon draw:style-name="gr6" draw:layer="layout" svg:width="0.197cm" svg:height="0.198cm" svg:x="1.146cm" svg:y="0cm" svg:viewBox="0 0 198 199" draw:points="198,13 175,3 0,180 18,199 194,21 198,13 194,21 195,20 196,19 196,18 197,17 197,16 198,14 198,13 198,12 198,11 197,10 197,8 196,7 196,6 195,5 195,4 194,3 193,2 192,2 190,1 189,0 188,0 187,0 186,0 184,0 184,0 182,0 181,0 180,0 179,1 177,1 176,2 175,3">
            <text:p/>
          </draw:polygon>
          <draw:polygon draw:style-name="gr6" draw:layer="layout" svg:width="0.026cm" svg:height="1.81cm" svg:x="1.317cm" svg:y="0.013cm" svg:viewBox="0 0 27 1811" draw:points="23,1807 27,1798 27,0 0,0 0,1798 23,1807 0,1798 0,1799 0,1801 0,1802 1,1803 1,1805 2,1806 3,1807 4,1808 5,1808 6,1809 7,1809 8,1810 9,1810 10,1811 12,1811 13,1811 14,1811 15,1811 17,1810 18,1810 19,1809 20,1809 21,1808 22,1808 23,1807 24,1806 25,1805 25,1803 26,1802 26,1801 27,1799 27,1798">
            <text:p/>
          </draw:polygon>
          <draw:polygon draw:style-name="gr6" draw:layer="layout" svg:width="0.197cm" svg:height="0.199cm" svg:x="1.142cm" svg:y="1.801cm" svg:viewBox="0 0 198 200" draw:points="0,186 22,196 198,18 179,0 4,177 0,186 4,177 2,178 2,179 1,181 0,182 0,183 0,185 0,186 0,187 0,188 0,189 0,191 1,191 1,193 2,194 3,195 4,196 4,197 5,198 6,198 7,198 9,199 10,200 11,200 12,200 14,200 15,200 16,200 17,199 18,198 19,198 21,197 22,196">
            <text:p/>
          </draw:polygon>
          <draw:polygon draw:style-name="gr6" draw:layer="layout" svg:width="0.026cm" svg:height="1.811cm" svg:x="1.143cm" svg:y="0.176cm" svg:viewBox="0 0 27 1812" draw:points="3,3 0,12 0,1812 27,1812 27,12 3,3 27,12 27,11 27,9 26,8 26,7 25,6 24,4 23,3 23,2 21,2 21,1 19,1 18,1 17,0 16,0 14,0 13,0 12,0 10,0 9,0 8,1 7,1 6,1 5,2 3,2 3,3 2,4 1,6 1,7 0,8 0,9 0,11 0,12">
            <text:p/>
          </draw:polygon>
          <draw:polygon draw:style-name="gr3" draw:layer="layout" svg:width="0.822cm" svg:height="0.692cm" svg:x="0.732cm" svg:y="0.698cm" svg:viewBox="0 0 823 693" draw:points="823,0 823,231 819,255 813,279 805,300 794,320 781,339 767,356 751,372 733,387 715,400 695,413 674,423 652,433 630,442 607,450 584,457 561,463 537,469 515,473 493,477 470,481 449,483 429,486 410,487 392,488 376,489 361,490 348,490 337,491 321,491 316,490 316,505 316,693 0,375 316,57 316,259 321,259 337,259 348,259 361,259 376,258 393,257 411,256 430,254 451,252 473,249 495,246 517,242 541,238 564,232 587,226 610,219 633,211 656,202 677,192 698,182 718,169 737,156 754,141 770,125 784,108 797,89 807,69 814,48 820,24">
            <text:p/>
          </draw:polygon>
          <draw:polygon draw:style-name="gr2" draw:layer="layout" svg:width="0.026cm" svg:height="0.243cm" svg:x="1.541cm" svg:y="0.698cm" svg:viewBox="0 0 27 244" draw:points="27,232 27,231 27,0 0,0 0,231 27,232 0,231 0,232 0,233 0,235 1,236 1,237 1,239 2,240 4,241 5,241 6,242 7,243 8,243 9,243 11,244 12,244 13,244 14,244 16,244 17,243 18,243 19,243 20,242 21,241 22,241 23,240 23,239 25,237 25,236 26,235 26,233 27,232 27,231">
            <text:p/>
          </draw:polygon>
          <draw:polygon draw:style-name="gr2" draw:layer="layout" svg:width="0.532cm" svg:height="0.274cm" svg:x="1.035cm" svg:y="0.928cm" svg:viewBox="0 0 533 275" draw:points="26,261 12,274 18,275 33,275 44,274 58,274 73,273 89,272 98,271 108,271 117,270 127,269 137,268 147,267 158,266 169,264 180,263 191,261 202,259 214,257 225,255 237,252 249,250 261,247 272,244 284,241 296,237 308,233 314,231 319,230 325,228 331,225 336,223 342,221 348,218 354,216 360,214 365,211 371,208 377,206 382,203 387,200 393,197 398,194 403,191 409,188 414,185 419,182 424,179 429,175 434,171 439,168 443,164 448,160 452,157 457,153 461,148 465,144 470,140 474,136 478,131 481,126 485,122 489,117 492,112 496,108 499,102 502,98 505,92 508,87 511,81 514,76 516,70 518,65 520,59 522,53 524,47 526,40 528,34 529,28 530,21 531,15 532,8 533,1 507,0 506,5 505,11 505,17 504,23 502,29 501,34 499,40 498,45 496,50 494,55 492,60 490,65 488,70 485,75 483,79 480,84 477,89 474,93 471,98 468,102 465,106 462,110 458,114 455,118 451,122 448,125 444,130 439,133 436,136 431,140 427,144 423,147 418,150 414,153 409,157 405,160 400,163 395,166 391,169 385,172 381,174 375,177 370,180 365,182 360,185 355,187 349,190 344,192 339,194 333,196 328,198 322,201 316,203 311,205 305,206 300,208 288,212 277,216 266,218 255,221 243,224 232,227 221,229 209,231 198,233 187,235 176,237 166,238 155,240 144,241 134,242 124,243 115,244 105,245 97,246 88,246 72,247 57,248 44,248 33,248 18,248 13,248 0,261 13,248 11,248 10,248 8,249 7,249 6,250 5,250 4,251 3,252 2,253 1,254 1,255 1,256 0,257 0,258 0,260 0,261 0,262 0,263 0,264 0,266 1,267 1,268 2,269 3,270 3,271 4,271 5,272 7,273 8,273 9,274 11,274 12,274">
            <text:p/>
          </draw:polygon>
          <draw:polygon draw:style-name="gr2" draw:layer="layout" svg:width="0.026cm" svg:height="0.028cm" svg:x="1.035cm" svg:y="1.188cm" svg:viewBox="0 0 27 29" draw:points="0,15 27,15 27,0 0,0 0,15 0,16 0,18 0,19 1,21 1,22 2,23 3,24 3,25 5,26 6,27 7,27 8,28 9,28 10,28 12,29 13,29 14,29 15,28 16,28 18,28 19,27 20,27 21,26 22,25 23,24 24,23 25,22 25,21 26,19 26,18 26,16 27,15">
            <text:p/>
          </draw:polygon>
          <draw:polygon draw:style-name="gr2" draw:layer="layout" svg:width="0.026cm" svg:height="0.2cm" svg:x="1.035cm" svg:y="1.203cm" svg:viewBox="0 0 27 201" draw:points="3,197 27,188 27,0 0,0 0,188 3,197 0,188 0,189 0,190 0,192 1,193 1,194 2,196 3,197 3,198 5,199 6,199 7,199 8,200 9,200 10,200 12,201 13,201 14,201 15,200 16,200 18,200 19,199 20,199 21,199 22,198 23,197 24,196 25,194 25,193 26,192 26,190 26,189 27,188">
            <text:p/>
          </draw:polygon>
          <draw:polygon draw:style-name="gr2" draw:layer="layout" svg:width="0.339cm" svg:height="0.34cm" svg:x="0.719cm" svg:y="1.059cm" svg:viewBox="0 0 340 341" draw:points="4,4 4,22 321,341 340,322 22,4 4,4 22,4 21,3 20,2 19,1 18,1 16,1 15,0 14,0 13,0 11,0 10,1 9,1 8,1 7,1 6,2 5,3 4,4 3,5 2,6 1,7 1,8 1,9 0,10 0,11 0,13 0,14 0,15 0,16 1,18 1,19 1,20 2,21 4,22">
            <text:p/>
          </draw:polygon>
          <draw:polygon draw:style-name="gr2" draw:layer="layout" svg:width="0.338cm" svg:height="0.34cm" svg:x="0.723cm" svg:y="0.742cm" svg:viewBox="0 0 339 341" draw:points="339,13 316,4 0,322 18,341 334,22 339,13 334,22 335,21 337,20 337,19 338,17 338,16 339,15 339,14 339,12 339,11 338,10 338,9 337,8 337,7 336,6 335,5 334,4 333,3 333,2 331,2 331,1 330,0 328,0 327,0 326,0 325,0 323,0 322,0 321,0 320,1 318,2 317,3 316,4">
            <text:p/>
          </draw:polygon>
          <draw:polygon draw:style-name="gr2" draw:layer="layout" svg:width="0.026cm" svg:height="0.215cm" svg:x="1.035cm" svg:y="0.756cm" svg:viewBox="0 0 27 216" draw:points="13,215 27,202 27,0 0,0 0,202 13,215 0,202 0,204 0,206 0,207 1,208 1,209 2,210 3,211 3,213 5,213 6,214 7,214 8,214 9,215 10,215 12,215 13,216 14,215 15,215 16,215 18,214 19,214 20,214 21,213 22,213 23,211 24,210 25,209 25,208 26,207 26,206 26,204 27,202">
            <text:p/>
          </draw:polygon>
          <draw:polygon draw:style-name="gr2" draw:layer="layout" svg:width="0.519cm" svg:height="0.286cm" svg:x="1.048cm" svg:y="0.685cm" svg:viewBox="0 0 520 287" draw:points="520,13 494,12 493,18 492,24 492,30 491,36 490,41 489,46 487,52 486,57 484,62 483,68 481,72 479,78 477,82 474,87 472,92 469,97 467,101 464,105 461,110 458,114 455,118 452,122 448,126 445,130 441,134 438,138 434,142 430,145 426,149 422,152 417,156 414,159 409,162 404,165 400,169 395,172 390,175 386,178 381,181 376,184 371,186 366,189 361,192 356,194 351,197 345,200 340,202 335,204 329,206 324,208 318,211 313,213 307,215 302,217 296,219 291,221 279,224 268,228 256,231 245,234 234,236 222,239 211,241 199,243 188,245 177,247 166,249 155,251 144,252 134,253 123,254 113,255 104,256 94,257 85,258 76,259 60,259 45,260 32,260 21,260 6,260 0,260 0,286 5,287 21,287 32,286 46,286 61,285 78,284 87,284 96,284 106,282 115,281 126,280 137,279 147,278 158,276 169,275 181,273 192,271 204,269 215,267 227,264 239,262 251,259 262,256 274,253 286,249 298,245 304,243 310,242 316,240 322,237 327,235 333,233 339,230 345,228 350,226 356,223 361,220 367,218 372,215 378,213 384,210 389,206 394,203 399,201 404,197 410,194 414,191 420,187 424,183 429,180 434,176 438,172 443,169 447,164 452,160 456,156 460,152 464,148 468,143 471,139 475,134 479,130 482,125 485,120 489,115 492,110 495,104 497,99 500,93 503,88 505,82 507,76 509,71 511,65 513,59 514,52 515,46 517,40 518,33 518,27 519,20 520,13 494,13 520,13 520,12 519,10 519,9 519,8 518,6 517,5 517,4 516,3 515,3 514,2 513,1 512,1 511,0 510,0 508,0 507,0 506,0 505,0 504,0 502,0 501,0 500,1 499,2 498,2 497,3 496,4 495,5 495,6 495,8 494,9 494,10 494,12">
            <text:p/>
          </draw:polygon>
          <draw:polygon draw:style-name="gr3" draw:layer="layout" svg:width="0.66cm" svg:height="0.692cm" svg:x="0.014cm" svg:y="0.753cm" svg:viewBox="0 0 661 693" draw:points="0,693 0,462 1,436 6,413 11,392 18,372 27,353 37,335 47,320 59,305 72,292 86,279 100,269 115,259 130,250 146,242 162,235 177,229 193,223 209,219 224,215 239,212 254,209 268,207 281,205 293,204 304,203 314,202 323,202 330,201 341,201 345,202 345,187 345,0 661,317 345,634 345,433 341,433 330,433 323,433 314,433 304,434 293,435 281,436 268,438 254,440 239,443 224,446 209,450 193,455 177,460 162,466 146,473 130,481 115,490 100,500 86,510 72,523 59,536 47,551 37,566 27,584 18,602 11,623 6,644 1,668">
            <text:p/>
          </draw:polygon>
          <draw:polygon draw:style-name="gr2" draw:layer="layout" svg:width="0.026cm" svg:height="0.244cm" svg:x="0.001cm" svg:y="1.201cm" svg:viewBox="0 0 27 245" draw:points="0,12 0,13 0,245 27,245 27,13 0,12 27,13 27,11 27,10 26,8 25,7 25,6 24,5 23,4 23,3 21,2 21,2 19,1 18,1 17,0 16,0 14,0 13,0 12,0 11,0 9,0 8,1 7,1 6,2 5,2 3,3 3,4 2,5 1,6 1,7 1,8 0,10 0,11 0,13">
            <text:p/>
          </draw:polygon>
          <draw:polygon draw:style-name="gr2" draw:layer="layout" svg:width="0.371cm" svg:height="0.273cm" svg:x="0.001cm" svg:y="0.941cm" svg:viewBox="0 0 372 274" draw:points="345,13 359,0 355,0 344,0 336,0 327,0 316,1 305,2 299,2 293,3 286,4 279,5 272,6 265,7 258,9 250,10 243,11 235,13 227,15 219,18 211,20 203,22 195,25 187,28 178,31 170,34 162,38 153,41 145,45 137,50 134,52 129,54 126,57 121,59 118,62 114,64 110,67 106,69 102,72 98,75 94,78 91,81 87,84 84,87 80,90 76,94 73,97 70,101 66,104 63,108 60,111 57,115 53,119 50,123 47,127 44,131 41,136 39,140 36,144 33,150 31,154 28,159 26,163 24,168 22,173 20,178 17,183 15,189 14,194 12,199 11,205 9,210 7,216 6,222 5,228 4,234 2,240 2,246 1,253 1,259 0,266 0,272 25,274 26,268 27,262 27,255 28,250 28,244 29,239 30,233 31,227 33,222 34,217 35,212 37,207 38,202 40,197 42,192 44,188 45,183 47,179 49,175 51,170 54,166 56,162 59,158 60,154 63,150 66,146 68,143 71,139 73,135 76,132 79,129 82,125 85,122 88,119 92,116 94,112 97,110 101,107 104,104 107,101 110,99 115,96 118,93 121,90 124,88 128,86 132,84 135,81 139,79 142,76 146,74 149,73 157,69 164,65 172,62 180,58 188,55 196,52 203,50 210,47 219,45 226,42 233,41 241,39 248,37 255,35 262,34 269,33 276,31 283,31 289,30 296,29 302,28 308,28 318,27 328,26 337,26 344,26 354,26 358,26 372,13 358,26 359,26 361,26 362,25 364,25 365,24 366,24 367,23 368,22 369,21 369,20 370,19 370,18 370,17 371,16 372,14 372,13 372,12 372,11 371,10 370,9 370,8 370,6 369,5 369,4 368,3 367,2 366,2 364,1 363,1 362,0 361,0 359,0">
            <text:p/>
          </draw:polygon>
          <draw:polygon draw:style-name="gr2" draw:layer="layout" svg:width="0.026cm" svg:height="0.028cm" svg:x="0.345cm" svg:y="0.927cm" svg:viewBox="0 0 27 29" draw:points="27,13 0,13 0,29 27,29 27,13 27,11 26,10 25,8 25,7 25,6 24,5 23,4 23,3 21,2 20,1 19,1 18,0 17,0 16,0 14,0 13,0 11,0 11,0 10,0 8,0 7,1 6,1 5,2 4,3 3,4 2,5 2,6 1,7 0,8 0,10 0,11 0,13">
            <text:p/>
          </draw:polygon>
          <draw:polygon draw:style-name="gr2" draw:layer="layout" svg:width="0.026cm" svg:height="0.2cm" svg:x="0.345cm" svg:y="0.74cm" svg:viewBox="0 0 27 201" draw:points="23,3 0,12 0,201 27,201 27,12 23,3 27,12 27,11 26,10 25,8 25,7 25,5 24,4 23,4 23,2 21,2 20,2 19,1 18,0 17,0 16,0 14,0 13,0 11,0 11,0 10,0 8,0 7,1 6,2 5,2 4,2 3,4 2,4 2,5 1,7 0,8 0,10 0,11 0,12">
            <text:p/>
          </draw:polygon>
          <draw:polygon draw:style-name="gr2" draw:layer="layout" svg:width="0.338cm" svg:height="0.339cm" svg:x="0.349cm" svg:y="0.744cm" svg:viewBox="0 0 339 340" draw:points="335,336 335,317 18,0 0,18 316,336 335,336 316,336 317,337 319,338 320,338 321,339 323,339 324,340 325,340 326,340 327,340 329,339 330,339 331,338 332,338 333,337 334,337 335,336 336,335 336,334 337,332 337,331 338,331 338,330 339,328 339,327 339,326 339,325 338,323 338,322 337,321 336,320 336,319 335,317">
            <text:p/>
          </draw:polygon>
          <draw:polygon draw:style-name="gr2" draw:layer="layout" svg:width="0.338cm" svg:height="0.34cm" svg:x="0.345cm" svg:y="1.061cm" svg:viewBox="0 0 339 341" draw:points="0,327 22,336 339,18 320,0 4,318 0,327 4,318 2,319 2,320 1,321 0,323 0,324 0,325 0,326 0,328 0,329 0,330 0,331 1,333 1,334 2,335 3,336 4,336 4,337 5,338 6,339 7,339 8,340 10,340 11,340 12,341 14,341 15,340 15,340 17,340 18,339 20,338 20,338 22,336">
            <text:p/>
          </draw:polygon>
          <draw:polygon draw:style-name="gr2" draw:layer="layout" svg:width="0.026cm" svg:height="0.215cm" svg:x="0.345cm" svg:y="1.172cm" svg:viewBox="0 0 27 216" draw:points="14,0 0,13 0,216 27,216 27,13 14,0 27,13 27,11 26,10 25,8 25,7 25,6 24,5 23,4 23,3 21,2 20,1 19,1 18,1 17,0 16,0 14,0 13,0 11,0 11,0 10,0 8,1 7,1 6,1 5,2 4,3 3,4 2,5 2,6 1,7 0,8 0,10 0,11 0,13">
            <text:p/>
          </draw:polygon>
          <draw:polygon draw:style-name="gr2" draw:layer="layout" svg:width="0.359cm" svg:height="0.286cm" svg:x="0.001cm" svg:y="1.172cm" svg:viewBox="0 0 360 287" draw:points="0,274 25,274 26,268 27,262 27,256 28,250 28,244 29,239 30,233 31,228 33,223 34,218 35,213 37,208 38,203 40,198 42,193 44,188 45,184 47,179 49,175 51,171 54,166 56,162 59,158 60,154 63,150 66,147 68,143 71,139 73,136 76,132 79,129 82,125 85,122 88,119 92,116 94,113 97,110 101,107 104,104 107,101 110,98 115,96 118,93 121,91 124,88 128,86 132,84 135,81 139,79 142,77 146,75 150,73 157,69 164,65 172,62 180,59 188,55 196,52 203,50 211,47 219,45 226,42 234,40 241,39 248,37 255,36 262,34 270,33 276,32 283,31 289,30 296,29 302,28 308,28 318,27 329,26 337,26 344,26 355,26 358,26 360,0 355,0 344,0 336,0 327,0 316,1 305,2 299,3 293,4 286,4 280,5 273,6 265,7 258,8 250,10 243,11 235,14 227,15 219,17 211,20 203,22 195,25 187,28 179,31 170,34 162,38 153,42 146,46 137,50 134,52 129,54 126,57 121,59 118,62 114,64 110,67 106,69 102,72 98,75 94,78 91,81 87,84 84,88 80,91 76,94 73,97 70,101 66,104 63,108 60,112 57,116 53,120 50,123 47,128 44,132 41,136 39,140 36,145 33,150 31,154 28,159 26,164 24,169 22,174 20,179 17,184 15,189 14,194 12,200 11,205 9,211 7,217 6,223 5,229 4,235 2,241 2,247 1,253 1,260 0,266 0,273 25,274 0,273 0,275 0,276 0,277 1,279 1,280 1,281 2,282 3,283 4,284 5,285 6,285 7,286 8,286 10,286 11,287 12,287 13,287 14,287 15,287 17,286 17,286 19,285 20,285 21,284 22,283 23,282 24,281 24,280 25,279 25,277 25,276 25,274">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SC2200 (Signalling Controller)</dc:title>
    <meta:creation-date>2011-02-07T16:46:12</meta:creation-date>
    <meta:editing-duration>P0D</meta:editing-duration>
    <meta:editing-cycles>1</meta:editing-cycles>
    <meta:document-statistic meta:object-count="66"/>
    <meta:generator>OpenOffice.org/3.3$Linux OpenOffice.org_project/330m20$Build-9567</meta:generator>
  </office:meta>
</office:document-meta>
</file>